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8-20T09:19:21" calcext:value-type="date">
            <text:p>2022-08-20 09:19:21</text:p>
          </table:table-cell>
          <table:table-cell table:style-name="ce22" office:value-type="date" office:date-value="2022-08-20" calcext:value-type="date">
            <text:p>2022-08-2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9M21S" calcext:value-type="time">
            <text:p>09:19:2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8-20T09:19:21" calcext:value-type="date">
            <text:p>2022-08-20 09:19:21</text:p>
          </table:table-cell>
          <table:table-cell table:style-name="ce23" office:value-type="date" office:date-value="2022-08-20" calcext:value-type="date">
            <text:p>2022-08-2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9M21S" calcext:value-type="time">
            <text:p>21:19:2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8-20T09:19:21" calcext:value-type="date">
            <text:p>2022-08-20 09:19:21</text:p>
          </table:table-cell>
          <table:table-cell table:style-name="ce24" office:value-type="date" office:date-value="2022-08-20" calcext:value-type="date">
            <text:p>2022-08-2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9M21S" calcext:value-type="time">
            <text:p>09:19:2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8-20T09:19:22" calcext:value-type="date">
            <text:p>2022-08-20 09:19:22</text:p>
          </table:table-cell>
          <table:table-cell table:style-name="ce25" office:value-type="date" office:date-value="2022-08-20" calcext:value-type="date">
            <text:p>2022-08-2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9M22S" calcext:value-type="time">
            <text:p>21:19:2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8-20T09:19:22" calcext:value-type="date">
            <text:p>2022-08-20 09:19:22</text:p>
          </table:table-cell>
          <table:table-cell table:style-name="ce26" office:value-type="date" office:date-value="2022-08-20" calcext:value-type="date">
            <text:p>2022-08-2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9M22S" calcext:value-type="time">
            <text:p>09:19:2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8-20T09:19:22" calcext:value-type="date">
            <text:p>2022-08-20 09:19:22</text:p>
          </table:table-cell>
          <table:table-cell table:style-name="ce27" office:value-type="date" office:date-value="2022-08-20" calcext:value-type="date">
            <text:p>2022-08-2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9M22S" calcext:value-type="time">
            <text:p>21:19:2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8-20T09:19:22" calcext:value-type="date">
            <text:p>2022-08-20 09:19:22</text:p>
          </table:table-cell>
          <table:table-cell table:style-name="ce28" office:value-type="date" office:date-value="2022-08-20" calcext:value-type="date">
            <text:p>2022-08-2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9M22S" calcext:value-type="time">
            <text:p>09:19:22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8-20T09:19:22" calcext:value-type="date">
            <text:p>2022-08-20 09:19:22</text:p>
          </table:table-cell>
          <table:table-cell table:style-name="ce29" office:value-type="date" office:date-value="2022-08-20" calcext:value-type="date">
            <text:p>2022-08-2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9M22S" calcext:value-type="time">
            <text:p>21:19:22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8-20T09:19:22" calcext:value-type="date">
            <text:p>2022-08-20 09:19:22</text:p>
          </table:table-cell>
          <table:table-cell table:style-name="ce30" office:value-type="date" office:date-value="2022-08-20" calcext:value-type="date">
            <text:p>2022-08-2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9M22S" calcext:value-type="time">
            <text:p>09:19:22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8-20T09:19:22" calcext:value-type="date">
            <text:p>2022-08-20 09:19:22</text:p>
          </table:table-cell>
          <table:table-cell table:style-name="ce31" office:value-type="date" office:date-value="2022-08-20" calcext:value-type="date">
            <text:p>2022-08-2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9M23S" calcext:value-type="time">
            <text:p>21:19:2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8-2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 of total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 of total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5.409421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7" calcext:value-type="float">
            <text:p>267</text:p>
          </table:table-cell>
          <table:table-cell office:value-type="float" office:value="3.440291" calcext:value-type="float">
            <text:p>3,44</text:p>
          </table:table-cell>
          <table:table-cell office:value-type="float" office:value="0.0128319628252788" calcext:value-type="float">
            <text:p>0,012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329116" calcext:value-type="float">
            <text:p>0,33</text:p>
          </table:table-cell>
          <table:table-cell office:value-type="float" office:value="0.0235082857142857" calcext:value-type="float">
            <text:p>0,023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134659" calcext:value-type="float">
            <text:p>0,13</text:p>
          </table:table-cell>
          <table:table-cell office:value-type="float" office:value="0.0112215833333333" calcext:value-type="float">
            <text:p>0,011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6" calcext:value-type="float">
            <text:p>6</text:p>
          </table:table-cell>
          <table:table-cell office:value-type="float" office:value="0.082374" calcext:value-type="float">
            <text:p>0,08</text:p>
          </table:table-cell>
          <table:table-cell office:value-type="float" office:value="0.013729" calcext:value-type="float">
            <text:p>0,01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073375" calcext:value-type="float">
            <text:p>0,07</text:p>
          </table:table-cell>
          <table:table-cell office:value-type="float" office:value="0.0366875" calcext:value-type="float">
            <text:p>0,036688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01" calcext:value-type="float">
            <text:p>301</text:p>
          </table:table-cell>
          <table:table-cell table:style-name="ce87" table:formula="of:=SUM([.C4:.C8])" office:value-type="float" office:value="4.059815" calcext:value-type="float">
            <text:p>4,0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9:19:20</meta:creation-date>
    <meta:generator>LibreOffice/7.3.5.2$Linux_X86_64 LibreOffice_project/30$Build-2</meta:generator>
    <meta:editing-duration>PT5S</meta:editing-duration>
    <meta:editing-cycles>2</meta:editing-cycles>
    <meta:initial-creator>Turulomio</meta:initial-creator>
    <dc:description>This file have been generated with UnoGenerator-0.28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8-20T09:19:26.756149728</dc:date>
    <dc:title>Ejemplo ODS con UnoGenerator</dc:title>
    <meta:document-statistic meta:table-count="6" meta:cell-count="405" meta:object-count="0"/>
  </office:meta>
</office:document-meta>
</file>